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5-11-14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5-09-2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5-08-2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5-06-2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5-05-29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5-04-18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5-01-30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4-12-1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4-09-12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4-06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632" calcext:value-type="float">
            <text:p>47.3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4-05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4-04-10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4-01-2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3-11-14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3-09-1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3-06-3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3-04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3-03-2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3-01-2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2-11-1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2-09-22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2-06-0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2-04-2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2-03-2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2-01-2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1-11-1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1-09-29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1-06-2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1-04-23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1-03-1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0-12-1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0-09-15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0-08-25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0-06-1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0-04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0-02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20-01-1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9-11-1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9-09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9-06-1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9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9-02-2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9-02-1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8-11-1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8-09-2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8-07-1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8-06-05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8-04-2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8-01-2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7-12-0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7-09-0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7-06-2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7-04-19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7-03-0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6-12-2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6-11-0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6-10-03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6-06-0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6-04-19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6-03-0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5-12-1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5-10-2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5-09-1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5-06-30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5-04-2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5-03-1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4-12-15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4-11-1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4-09-12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4-06-1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4-04-1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3-12-2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3-11-08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3-09-2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3-07-1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3-04-0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3-02-0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2-12-1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2-09-1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2-06-26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2-04-1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2-02-2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1-12-1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1-11-1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1-09-1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1-06-1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1-03-1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0-12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0-06-0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0-04-0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10-03-0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9-12-1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9-11-0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9-09-1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9-06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9-04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9-03-10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9-03-03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9-02-24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9-02-0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8-12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8-11-1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8-09-0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8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8-04-1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8-01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7-10-3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7-09-21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7-07-0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7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7-03-0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6-11-30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6-09-2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6-08-0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6-05-1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6-03-1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6-01-2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5-11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5-09-2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5-07-29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5-05-1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5-03-3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4-11-0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4-09-1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4-08-0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4-03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4-03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4-03-0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4-02-2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4-01-2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3-11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3-09-1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3-07-1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3-05-2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3-04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3-03-2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3-01-2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2-12-1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2-11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2-09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2-09-1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2-07-3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2-06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2-05-0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2-03-27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2-02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2-01-3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1-12-1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1-11-1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1-10-0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1-08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1-07-2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1-06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1-05-2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1-04-1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1-03-1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1-02-0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1-01-1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0-12-1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0-12-1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0-11-1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0-10-0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0-08-3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0-07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0-06-2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0-05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0-04-1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0-03-0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2000-02-0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9-12-2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9-11-0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9-10-0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9-09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9-09-2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9-09-23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9-09-22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9-09-03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9-07-2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9-06-1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9-05-1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9-04-1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9-03-1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9-02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9-02-0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8-12-1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8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8-10-0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8-09-1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8-08-0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8-07-1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8-07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8-03-0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8-02-1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8-01-1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7-12-09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7-11-2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7-10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7-10-2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7-10-1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7-09-25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7-08-1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7-07-2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7-05-29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7-03-2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7-02-1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7-02-1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7-01-0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6-12-1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6-12-10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6-11-2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6-11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6-11-22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6-11-2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6-11-1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6-11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6-10-29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6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6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41077063901</text:p>
          </table:table-cell>
          <table:table-cell office:value-type="string" calcext:value-type="string">
            <text:p>CH Cc <text:s/>34</text:p>
          </table:table-cell>
          <table:table-cell office:value-type="string" calcext:value-type="string">
            <text:p>1996-08-0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6" meta:object-count="0"/>
    <meta:user-defined meta:name="AppVersion">3.0</meta:user-defined>
  </office:meta>
</office:document-meta>
</file>